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style:snap-to-layout-grid="false"/>
    </style:style>
    <style:style style:name="T20" style:parent-style-name="預設段落字型" style:family="text">
      <style:text-properties style:font-name="標楷體" fo:font-weight="bold" style:font-weight-asian="bold" style:font-weight-complex="bold" fo:font-size="16pt" style:font-size-asian="16pt"/>
    </style:style>
    <style:style style:name="T21" style:parent-style-name="預設段落字型" style:family="text">
      <style:text-properties style:font-name="標楷體" style:font-name-complex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標楷體" fo:font-weight="bold" style:font-weight-asian="bold" style:font-weight-complex="bold" fo:font-size="16pt" style:font-size-asian="16pt"/>
    </style:style>
    <style:style style:name="T23" style:parent-style-name="預設段落字型" style:family="text">
      <style:text-properties style:font-name="標楷體" fo:font-weight="bold" style:font-weight-asian="bold" style:font-weight-complex="bold" fo:font-size="16pt" style:font-size-asian="16pt"/>
    </style:style>
    <style:style style:name="T24" style:parent-style-name="預設段落字型" style:family="text">
      <style:text-properties style:font-name="標楷體"/>
    </style:style>
    <style:style style:name="T25" style:parent-style-name="預設段落字型" style:family="text">
      <style:text-properties style:font-name="標楷體"/>
    </style:style>
    <style:style style:name="T26" style:parent-style-name="預設段落字型" style:family="text">
      <style:text-properties style:font-name="標楷體" fo:font-size="11pt" style:font-size-asian="11pt"/>
    </style:style>
    <style:style style:name="T27" style:parent-style-name="預設段落字型" style:family="text">
      <style:text-properties style:font-name="標楷體" fo:font-size="11pt" style:font-size-asian="11pt"/>
    </style:style>
    <style:style style:name="T28" style:parent-style-name="預設段落字型" style:family="text">
      <style:text-properties style:font-name="標楷體" fo:font-size="11pt" style:font-size-asian="11pt"/>
    </style:style>
    <style:style style:name="T29" style:parent-style-name="預設段落字型" style:family="text">
      <style:text-properties style:font-name="標楷體" fo:font-size="11pt" style:font-size-asian="11pt"/>
    </style:style>
    <style:style style:name="T30" style:parent-style-name="預設段落字型" style:family="text">
      <style:text-properties style:font-name="標楷體" fo:font-size="11pt" style:font-size-asian="11pt"/>
    </style:style>
    <style:style style:name="T31" style:parent-style-name="預設段落字型" style:family="text">
      <style:text-properties style:font-name="標楷體" fo:font-size="11pt" style:font-size-asian="11pt"/>
    </style:style>
    <style:style style:name="TableColumn33" style:family="table-column">
      <style:table-column-properties style:column-width="0.925in" style:use-optimal-column-width="false"/>
    </style:style>
    <style:style style:name="TableColumn34" style:family="table-column">
      <style:table-column-properties style:column-width="1.2798in" style:use-optimal-column-width="false"/>
    </style:style>
    <style:style style:name="TableColumn35" style:family="table-column">
      <style:table-column-properties style:column-width="0.0979in" style:use-optimal-column-width="false"/>
    </style:style>
    <style:style style:name="TableColumn36" style:family="table-column">
      <style:table-column-properties style:column-width="0.3444in" style:use-optimal-column-width="false"/>
    </style:style>
    <style:style style:name="TableColumn37" style:family="table-column">
      <style:table-column-properties style:column-width="0.6402in" style:use-optimal-column-width="false"/>
    </style:style>
    <style:style style:name="TableColumn38" style:family="table-column">
      <style:table-column-properties style:column-width="0.9847in" style:use-optimal-column-width="false"/>
    </style:style>
    <style:style style:name="TableColumn39" style:family="table-column">
      <style:table-column-properties style:column-width="0.393in" style:use-optimal-column-width="false"/>
    </style:style>
    <style:style style:name="TableColumn40" style:family="table-column">
      <style:table-column-properties style:column-width="0.8861in" style:use-optimal-column-width="false"/>
    </style:style>
    <style:style style:name="TableColumn41" style:family="table-column">
      <style:table-column-properties style:column-width="0.2145in" style:use-optimal-column-width="false"/>
    </style:style>
    <style:style style:name="TableColumn42" style:family="table-column">
      <style:table-column-properties style:column-width="0.0083in" style:use-optimal-column-width="false"/>
    </style:style>
    <style:style style:name="TableColumn43" style:family="table-column">
      <style:table-column-properties style:column-width="1.3743in" style:use-optimal-column-width="false"/>
    </style:style>
    <style:style style:name="Table32" style:family="table">
      <style:table-properties style:width="7.1486in" fo:margin-left="0in" table:align="center"/>
    </style:style>
    <style:style style:name="TableRow44" style:family="table-row">
      <style:table-row-properties style:min-row-height="0.1826in" style:use-optimal-row-height="false" fo:keep-together="always"/>
    </style:style>
    <style:style style:name="TableCell45" style:family="table-cell">
      <style:table-cell-properties fo:border-top="0.0312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 fo:margin-top="0.0694in" fo:margin-bottom="0.0694in" fo:text-indent="0.0833in"/>
      <style:text-properties style:font-name="標楷體"/>
    </style:style>
    <style:style style:name="TableCell47" style:family="table-cell">
      <style:table-cell-properties fo:border-top="0.0312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 fo:margin-top="0.0694in" fo:margin-bottom="0.0694in" fo:margin-left="0.05in">
        <style:tab-stops/>
      </style:paragraph-properties>
      <style:text-properties style:font-name="標楷體"/>
    </style:style>
    <style:style style:name="TableRow49" style:family="table-row">
      <style:table-row-properties style:min-row-height="0.0486in" style:use-optimal-row-height="false" fo:keep-together="always"/>
    </style:style>
    <style:style style:name="TableCell50" style:family="table-cell">
      <style:table-cell-properties fo:border-top="0.0138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margin-top="0.0694in" fo:margin-bottom="0.0694in" fo:text-indent="0.0833in"/>
    </style:style>
    <style:style style:name="T52" style:parent-style-name="預設段落字型" style:family="text">
      <style:text-properties style:font-name="標楷體" style:font-name-complex="標楷體"/>
    </style:style>
    <style:style style:name="T53" style:parent-style-name="預設段落字型" style:family="text">
      <style:text-properties style:font-name="標楷體" style:font-name-complex="標楷體"/>
    </style:style>
    <style:style style:name="TableCell54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justify" fo:margin-top="0.0694in" fo:margin-bottom="0.0694in" fo:text-indent="0.0833in"/>
    </style:style>
    <style:style style:name="T56" style:parent-style-name="預設段落字型" style:family="text">
      <style:text-properties style:font-name="標楷體" style:font-name-complex="標楷體"/>
    </style:style>
    <style:style style:name="TableRow57" style:family="table-row">
      <style:table-row-properties style:min-row-height="0.2513in" style:use-optimal-row-height="false" fo:keep-together="always"/>
    </style:style>
    <style:style style:name="TableCell58" style:family="table-cell">
      <style:table-cell-properties fo:border-top="0.0138in solid #000000" fo:border-left="0.0312in solid #000000" fo:border-bottom="0.0138in solid #000000" fo:border-right="0.0138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center" fo:text-indent="0.3333in"/>
      <style:text-properties style:font-name="標楷體"/>
    </style:style>
    <style:style style:name="TableCell60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widows="2" fo:orphans="2" fo:text-align="center"/>
      <style:text-properties style:font-name="標楷體"/>
    </style:style>
    <style:style style:name="TableRow62" style:family="table-row">
      <style:table-row-properties style:min-row-height="0.5541in" style:use-optimal-row-height="false" fo:keep-together="always"/>
    </style:style>
    <style:style style:name="TableCell63" style:family="table-cell">
      <style:table-cell-properties fo:border-top="0.0138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style:snap-to-layout-grid="false" fo:text-align="center"/>
    </style:style>
    <style:style style:name="T65" style:parent-style-name="預設段落字型" style:family="text">
      <style:text-properties style:font-name="標楷體" style:font-name-complex="標楷體"/>
    </style:style>
    <style:style style:name="T66" style:parent-style-name="預設段落字型" style:family="text">
      <style:text-properties style:font-name="標楷體" style:font-name-complex="標楷體" fo:color="#000000"/>
    </style:style>
    <style:style style:name="T67" style:parent-style-name="預設段落字型" style:family="text">
      <style:text-properties style:font-name="標楷體" style:font-name-complex="標楷體"/>
    </style:style>
    <style:style style:name="T68" style:parent-style-name="預設段落字型" style:family="text">
      <style:text-properties style:font-name="標楷體" style:font-name-complex="標楷體" fo:color="#000000"/>
    </style:style>
    <style:style style:name="T69" style:parent-style-name="預設段落字型" style:family="text">
      <style:text-properties style:font-name="標楷體" style:font-name-complex="標楷體" fo:color="#000000"/>
    </style:style>
    <style:style style:name="T70" style:parent-style-name="預設段落字型" style:family="text">
      <style:text-properties style:font-name="標楷體" style:font-name-complex="標楷體"/>
    </style:style>
    <style:style style:name="T71" style:parent-style-name="預設段落字型" style:family="text">
      <style:text-properties style:font-name="標楷體" style:font-name-complex="標楷體" fo:color="#000000"/>
    </style:style>
    <style:style style:name="T72" style:parent-style-name="預設段落字型" style:family="text">
      <style:text-properties style:font-name="標楷體" style:font-name-complex="標楷體" fo:color="#000000"/>
    </style:style>
    <style:style style:name="T73" style:parent-style-name="預設段落字型" style:family="text">
      <style:text-properties style:font-name="標楷體" style:font-name-complex="標楷體" fo:color="#000000"/>
    </style:style>
    <style:style style:name="T74" style:parent-style-name="預設段落字型" style:family="text">
      <style:text-properties style:font-name="標楷體" style:font-name-complex="標楷體"/>
    </style:style>
    <style:style style:name="T75" style:parent-style-name="預設段落字型" style:family="text">
      <style:text-properties style:font-name="標楷體" style:font-name-complex="標楷體" fo:color="#000000"/>
    </style:style>
    <style:style style:name="T76" style:parent-style-name="預設段落字型" style:family="text">
      <style:text-properties style:font-name="標楷體" style:font-name-complex="標楷體" fo:color="#000000"/>
    </style:style>
    <style:style style:name="T77" style:parent-style-name="預設段落字型" style:family="text">
      <style:text-properties style:font-name="標楷體" style:font-name-complex="標楷體" fo:color="#000000"/>
    </style:style>
    <style:style style:name="T78" style:parent-style-name="預設段落字型" style:family="text">
      <style:text-properties style:font-name="標楷體" style:font-name-complex="標楷體"/>
    </style:style>
    <style:style style:name="T79" style:parent-style-name="預設段落字型" style:family="text">
      <style:text-properties style:font-name="標楷體" style:font-name-complex="標楷體" fo:color="#000000"/>
    </style:style>
    <style:style style:name="T80" style:parent-style-name="預設段落字型" style:family="text">
      <style:text-properties style:font-name="標楷體" style:font-name-complex="標楷體" fo:color="#000000"/>
    </style:style>
    <style:style style:name="T81" style:parent-style-name="預設段落字型" style:family="text">
      <style:text-properties style:font-name="標楷體" style:font-name-complex="標楷體" fo:color="#000000"/>
    </style:style>
    <style:style style:name="T82" style:parent-style-name="預設段落字型" style:family="text">
      <style:text-properties style:font-name="標楷體" style:font-name-complex="標楷體" fo:color="#000000"/>
    </style:style>
    <style:style style:name="T83" style:parent-style-name="預設段落字型" style:family="text">
      <style:text-properties style:font-name="標楷體" style:font-name-complex="標楷體"/>
    </style:style>
    <style:style style:name="T84" style:parent-style-name="預設段落字型" style:family="text">
      <style:text-properties style:font-name="標楷體" style:font-name-complex="標楷體" fo:color="#000000"/>
    </style:style>
    <style:style style:name="T85" style:parent-style-name="預設段落字型" style:family="text">
      <style:text-properties style:font-name="標楷體" style:font-name-complex="標楷體" fo:color="#000000"/>
    </style:style>
    <style:style style:name="T86" style:parent-style-name="預設段落字型" style:family="text">
      <style:text-properties style:font-name="標楷體" style:font-name-complex="標楷體"/>
    </style:style>
    <style:style style:name="T87" style:parent-style-name="預設段落字型" style:family="text">
      <style:text-properties style:font-name="標楷體" style:font-name-complex="標楷體" fo:color="#000000"/>
    </style:style>
    <style:style style:name="T88" style:parent-style-name="預設段落字型" style:family="text">
      <style:text-properties style:font-name="標楷體" style:font-name-complex="標楷體" fo:color="#000000"/>
    </style:style>
    <style:style style:name="T89" style:parent-style-name="預設段落字型" style:family="text">
      <style:text-properties style:font-name="標楷體" style:font-name-complex="標楷體"/>
    </style:style>
    <style:style style:name="T90" style:parent-style-name="預設段落字型" style:family="text">
      <style:text-properties style:font-name="標楷體" style:font-name-complex="標楷體" fo:color="#000000"/>
    </style:style>
    <style:style style:name="T91" style:parent-style-name="預設段落字型" style:family="text">
      <style:text-properties style:font-name="標楷體" style:font-name-complex="標楷體" fo:color="#000000"/>
    </style:style>
    <style:style style:name="T92" style:parent-style-name="預設段落字型" style:family="text">
      <style:text-properties style:font-name="標楷體" style:font-name-complex="標楷體"/>
    </style:style>
    <style:style style:name="T93" style:parent-style-name="預設段落字型" style:family="text">
      <style:text-properties style:font-name="標楷體" style:font-name-complex="標楷體" fo:color="#000000"/>
    </style:style>
    <style:style style:name="T94" style:parent-style-name="預設段落字型" style:family="text">
      <style:text-properties style:font-name="標楷體" style:font-name-complex="標楷體" fo:color="#000000"/>
    </style:style>
    <style:style style:name="T95" style:parent-style-name="預設段落字型" style:family="text">
      <style:text-properties style:font-name="標楷體" style:font-name-complex="標楷體"/>
    </style:style>
    <style:style style:name="T96" style:parent-style-name="預設段落字型" style:family="text">
      <style:text-properties style:font-name="標楷體" style:font-name-complex="標楷體" fo:color="#000000"/>
    </style:style>
    <style:style style:name="TableCell97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widows="2" fo:orphans="2" fo:text-align="center"/>
    </style:style>
    <style:style style:name="T99" style:parent-style-name="預設段落字型" style:family="text">
      <style:text-properties style:font-name="標楷體"/>
    </style:style>
    <style:style style:name="T100" style:parent-style-name="預設段落字型" style:family="text">
      <style:text-properties style:font-name="標楷體" style:font-name-complex="標楷體"/>
    </style:style>
    <style:style style:name="T101" style:parent-style-name="預設段落字型" style:family="text">
      <style:text-properties style:font-name="標楷體"/>
    </style:style>
    <style:style style:name="P102" style:parent-style-name="內文" style:family="paragraph">
      <style:paragraph-properties fo:widows="2" fo:orphans="2" fo:text-align="center"/>
    </style:style>
    <style:style style:name="T103" style:parent-style-name="預設段落字型" style:family="text">
      <style:text-properties style:font-name="標楷體"/>
    </style:style>
    <style:style style:name="T104" style:parent-style-name="預設段落字型" style:family="text">
      <style:text-properties style:font-name="標楷體" style:font-name-complex="標楷體"/>
    </style:style>
    <style:style style:name="T105" style:parent-style-name="預設段落字型" style:family="text">
      <style:text-properties style:font-name="標楷體"/>
    </style:style>
    <style:style style:name="TableRow106" style:family="table-row">
      <style:table-row-properties style:min-row-height="0.1826in" style:use-optimal-row-height="false" fo:keep-together="always"/>
    </style:style>
    <style:style style:name="TableCell107" style:family="table-cell">
      <style:table-cell-properties fo:border-top="0.0138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 fo:margin-top="0.0694in" fo:margin-bottom="0.0694in" fo:text-indent="0.0833in"/>
      <style:text-properties style:font-name="標楷體"/>
    </style:style>
    <style:style style:name="TableCell109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 fo:margin-top="0.0694in" fo:margin-bottom="0.0694in" fo:margin-left="0.05in">
        <style:tab-stops/>
      </style:paragraph-properties>
      <style:text-properties style:font-name="標楷體"/>
    </style:style>
    <style:style style:name="TableRow111" style:family="table-row">
      <style:table-row-properties style:min-row-height="0.1826in" style:use-optimal-row-height="false" fo:keep-together="always"/>
    </style:style>
    <style:style style:name="TableCell112" style:family="table-cell">
      <style:table-cell-properties fo:border-top="0.0138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margin-top="0.0694in" fo:margin-bottom="0.0694in" fo:text-indent="0.0694in"/>
    </style:style>
    <style:style style:name="T114" style:parent-style-name="預設段落字型" style:family="text">
      <style:text-properties style:font-name="標楷體" style:font-name-complex="標楷體" fo:font-size="11pt" style:font-size-asian="11pt" style:font-size-complex="11pt"/>
    </style:style>
    <style:style style:name="T115" style:parent-style-name="預設段落字型" style:family="text">
      <style:text-properties style:font-name="標楷體" style:font-name-complex="標楷體" fo:font-size="11pt" style:font-size-asian="11pt" style:font-size-complex="11pt"/>
    </style:style>
    <style:style style:name="TableCell116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TableColumn118" style:family="table-column">
      <style:table-column-properties style:column-width="0.8062in" style:use-optimal-column-width="false"/>
    </style:style>
    <style:style style:name="TableColumn119" style:family="table-column">
      <style:table-column-properties style:column-width="4.0236in" style:use-optimal-column-width="false"/>
    </style:style>
    <style:style style:name="Table117" style:family="table">
      <style:table-properties style:width="4.8298in" fo:margin-left="0in" table:align="left"/>
    </style:style>
    <style:style style:name="TableRow120" style:family="table-row">
      <style:table-row-properties style:min-row-height="0.2791in" style:use-optimal-row-height="false"/>
    </style:style>
    <style:style style:name="TableCell121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122" style:parent-style-name="內文" style:family="paragraph">
      <style:paragraph-properties fo:text-align="center" fo:margin-top="0.0694in" fo:margin-bottom="0.0694in"/>
      <style:text-properties style:font-name="標楷體" fo:font-size="10pt" style:font-size-asian="10pt"/>
    </style:style>
    <style:style style:name="TableCell12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內文" style:family="paragraph">
      <style:paragraph-properties fo:margin-top="0.0694in" fo:margin-bottom="0.0694in"/>
      <style:text-properties style:font-name="標楷體" fo:font-size="10pt" style:font-size-asian="10pt"/>
    </style:style>
    <style:style style:name="TableRow125" style:family="table-row">
      <style:table-row-properties style:min-row-height="0.3027in" style:use-optimal-row-height="false"/>
    </style:style>
    <style:style style:name="TableCell126" style:family="table-cell">
      <style:table-cell-properties fo:border-top="0.0069in solid #000000" fo:border-left="none" fo:border-bottom="none" fo:border-right="0.0069in solid #000000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694in" fo:margin-bottom="0.0694in"/>
      <style:text-properties style:font-name="標楷體" fo:font-size="10pt" style:font-size-asian="10pt"/>
    </style:style>
    <style:style style:name="TableCell128" style:family="table-cell">
      <style:table-cell-properties fo:border-top="0.0069in solid #000000" fo:border-left="0.0069in solid #000000" fo:border-bottom="none" fo:border-right="none" fo:padding-top="0in" fo:padding-left="0.075in" fo:padding-bottom="0in" fo:padding-right="0.075in"/>
    </style:style>
    <style:style style:name="P129" style:parent-style-name="內文" style:family="paragraph">
      <style:paragraph-properties fo:margin-top="0.0694in" fo:margin-bottom="0.0694in"/>
      <style:text-properties style:font-name="標楷體" fo:font-size="11pt" style:font-size-asian="11pt"/>
    </style:style>
    <style:style style:name="P130" style:parent-style-name="內文" style:family="paragraph">
      <style:paragraph-properties fo:margin-top="0.0694in" fo:margin-bottom="0.0694in"/>
      <style:text-properties style:font-name="標楷體"/>
    </style:style>
    <style:style style:name="TableRow131" style:family="table-row">
      <style:table-row-properties style:min-row-height="0.2361in" style:use-optimal-row-height="false" fo:keep-together="always"/>
    </style:style>
    <style:style style:name="TableCell132" style:family="table-cell">
      <style:table-cell-properties fo:border-top="0.0138in solid #000000" fo:border-left="0.0312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style:snap-to-layout-grid="false" fo:text-align="center" fo:margin-top="0.0694in" fo:margin-bottom="0.0694in" style:line-height-at-least="0.1666in"/>
      <style:text-properties style:font-name="標楷體" fo:font-weight="bold" style:font-weight-asian="bold" fo:font-size="10pt" style:font-size-asian="10pt" style:font-size-complex="10pt"/>
    </style:style>
    <style:style style:name="TableRow134" style:family="table-row">
      <style:table-row-properties style:min-row-height="0.7347in" style:use-optimal-row-height="false" fo:keep-together="always"/>
    </style:style>
    <style:style style:name="TableCell135" style:family="table-cell">
      <style:table-cell-properties fo:border-top="0.0138in solid #000000" fo:border-left="0.0312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TableColumn137" style:family="table-column">
      <style:table-column-properties style:column-width="2.2597in" style:use-optimal-column-width="false"/>
    </style:style>
    <style:style style:name="TableColumn138" style:family="table-column">
      <style:table-column-properties style:column-width="2.4256in" style:use-optimal-column-width="false"/>
    </style:style>
    <style:style style:name="TableColumn139" style:family="table-column">
      <style:table-column-properties style:column-width="0.0048in" style:use-optimal-column-width="false"/>
    </style:style>
    <style:style style:name="TableColumn140" style:family="table-column">
      <style:table-column-properties style:column-width="2.3465in" style:use-optimal-column-width="false"/>
    </style:style>
    <style:style style:name="Table136" style:family="table">
      <style:table-properties style:width="7.0368in" fo:margin-left="0in" table:align="left"/>
    </style:style>
    <style:style style:name="TableRow141" style:family="table-row">
      <style:table-row-properties style:min-row-height="0.1944in" style:use-optimal-row-height="false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/>
      <style:text-properties style:font-name="標楷體" fo:font-size="11pt" style:font-size-asian="11pt"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/>
      <style:text-properties style:font-name="標楷體" fo:font-size="11pt" style:font-size-asian="11pt"/>
    </style:style>
    <style:style style:name="TableCell146" style:family="table-cell">
      <style:table-cell-properties fo:border="non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/>
      <style:text-properties style:font-name="標楷體" fo:font-size="11pt" style:font-size-asian="11pt"/>
    </style:style>
    <style:style style:name="TableRow148" style:family="table-row">
      <style:table-row-properties style:min-row-height="0.1944in" style:use-optimal-row-height="false"/>
    </style:style>
    <style:style style:name="TableCell149" style:family="table-cell">
      <style:table-cell-properties fo:border="non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/>
      <style:text-properties style:font-name="標楷體" fo:font-size="11pt" style:font-size-asian="11pt"/>
    </style:style>
    <style:style style:name="TableCell151" style:family="table-cell">
      <style:table-cell-properties fo:border="non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justify"/>
      <style:text-properties style:font-name="標楷體" fo:font-size="11pt" style:font-size-asian="11pt"/>
    </style:style>
    <style:style style:name="TableCell153" style:family="table-cell">
      <style:table-cell-properties fo:border="non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justify"/>
    </style:style>
    <style:style style:name="T155" style:parent-style-name="預設段落字型" style:family="text">
      <style:text-properties style:font-name="標楷體" fo:font-size="11pt" style:font-size-asian="11pt"/>
    </style:style>
    <style:style style:name="T156" style:parent-style-name="預設段落字型" style:family="text">
      <style:text-properties style:font-name="標楷體" fo:font-size="11pt" style:font-size-asian="11pt"/>
    </style:style>
    <style:style style:name="T157" style:parent-style-name="預設段落字型" style:family="text">
      <style:text-properties style:font-name="標楷體" fo:font-size="11pt" style:font-size-asian="11pt" style:text-underline-type="single" style:text-underline-style="solid" style:text-underline-width="auto" style:text-underline-mode="continuous"/>
    </style:style>
    <style:style style:name="TableRow158" style:family="table-row">
      <style:table-row-properties style:min-row-height="0.1944in" style:use-optimal-row-height="false"/>
    </style:style>
    <style:style style:name="TableCell159" style:family="table-cell">
      <style:table-cell-properties fo:border="non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/>
      <style:text-properties style:font-name="標楷體" fo:font-size="11pt" style:font-size-asian="11pt"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justify"/>
    </style:style>
    <style:style style:name="T163" style:parent-style-name="預設段落字型" style:family="text">
      <style:text-properties style:font-name="標楷體" fo:font-size="11pt" style:font-size-asian="11pt"/>
    </style:style>
    <style:style style:name="T164" style:parent-style-name="預設段落字型" style:family="text">
      <style:text-properties style:font-name="標楷體" fo:font-size="11pt" style:font-size-asian="11pt"/>
    </style:style>
    <style:style style:name="T165" style:parent-style-name="預設段落字型" style:family="text">
      <style:text-properties style:font-name="標楷體" fo:font-size="11pt" style:font-size-asian="11pt"/>
    </style:style>
    <style:style style:name="T166" style:parent-style-name="預設段落字型" style:family="text">
      <style:text-properties style:font-name="標楷體" fo:font-size="11pt" style:font-size-asian="11pt"/>
    </style:style>
    <style:style style:name="T167" style:parent-style-name="預設段落字型" style:family="text">
      <style:text-properties style:font-name="標楷體" fo:font-size="11pt" style:font-size-asian="11pt"/>
    </style:style>
    <style:style style:name="T168" style:parent-style-name="預設段落字型" style:family="text">
      <style:text-properties style:font-name="標楷體" fo:font-size="11pt" style:font-size-asian="11pt"/>
    </style:style>
    <style:style style:name="T169" style:parent-style-name="預設段落字型" style:family="text">
      <style:text-properties style:font-name="標楷體" fo:font-size="11pt" style:font-size-asian="11pt"/>
    </style:style>
    <style:style style:name="T170" style:parent-style-name="預設段落字型" style:family="text">
      <style:text-properties style:font-name="標楷體" fo:font-size="11pt" style:font-size-asian="11pt"/>
    </style:style>
    <style:style style:name="T171" style:parent-style-name="預設段落字型" style:family="text">
      <style:text-properties style:font-name="標楷體" fo:font-size="11pt" style:font-size-asian="11pt"/>
    </style:style>
    <style:style style:name="T172" style:parent-style-name="預設段落字型" style:family="text">
      <style:text-properties style:font-name="標楷體" fo:font-size="8pt" style:font-size-asian="8pt"/>
    </style:style>
    <style:style style:name="T173" style:parent-style-name="預設段落字型" style:family="text">
      <style:text-properties style:font-name="標楷體" fo:font-size="8pt" style:font-size-asian="8pt"/>
    </style:style>
    <style:style style:name="T174" style:parent-style-name="預設段落字型" style:family="text">
      <style:text-properties style:font-name="標楷體" fo:font-size="8pt" style:font-size-asian="8pt"/>
    </style:style>
    <style:style style:name="P175" style:parent-style-name="內文" style:family="paragraph">
      <style:paragraph-properties style:snap-to-layout-grid="false" fo:margin-top="0.0694in" fo:margin-bottom="0.0694in" style:line-height-at-least="0.1666in"/>
      <style:text-properties style:font-name="標楷體" fo:font-weight="bold" style:font-weight-asian="bold" fo:font-size="11pt" style:font-size-asian="11pt" style:font-size-complex="10pt"/>
    </style:style>
    <style:style style:name="TableRow176" style:family="table-row">
      <style:table-row-properties style:min-row-height="0.175in" style:use-optimal-row-height="false"/>
    </style:style>
    <style:style style:name="TableCell177" style:family="table-cell">
      <style:table-cell-properties fo:border-top="0.0138in solid #000000" fo:border-left="0.0312in solid #000000" fo:border-bottom="0.0138in solid #000000" fo:border-right="0.0312in solid #000000" fo:padding-top="0in" fo:padding-left="0.0194in" fo:padding-bottom="0in" fo:padding-right="0.0194in"/>
    </style:style>
    <style:style style:name="P178" style:parent-style-name="內文" style:family="paragraph">
      <style:paragraph-properties fo:text-align="center" fo:text-indent="0.1284in"/>
      <style:text-properties style:font-name="標楷體"/>
    </style:style>
    <style:style style:name="TableRow179" style:family="table-row">
      <style:table-row-properties style:min-row-height="0.8097in" style:use-optimal-row-height="false"/>
    </style:style>
    <style:style style:name="TableCell180" style:family="table-cell">
      <style:table-cell-properties fo:border-top="0.0138in solid #000000" fo:border-left="0.0312in solid #000000" fo:border-bottom="0.0138in solid #000000" fo:border-right="0.0312in solid #000000" fo:padding-top="0in" fo:padding-left="0.0194in" fo:padding-bottom="0in" fo:padding-right="0.0194in"/>
    </style:style>
    <style:style style:name="P181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/>
    </style:style>
    <style:style style:name="P182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/>
    </style:style>
    <style:style style:name="TableRow183" style:family="table-row">
      <style:table-row-properties style:min-row-height="0.2326in" style:use-optimal-row-height="false"/>
    </style:style>
    <style:style style:name="TableCell184" style:family="table-cell">
      <style:table-cell-properties fo:border-top="0.0138in solid #000000" fo:border-left="0.0312in solid #000000" fo:border-bottom="0.0138in solid #000000" fo:border-right="0.0312in solid #000000" fo:padding-top="0in" fo:padding-left="0.0194in" fo:padding-bottom="0in" fo:padding-right="0.0194in"/>
    </style:style>
    <style:style style:name="P185" style:parent-style-name="內文" style:family="paragraph">
      <style:paragraph-properties fo:text-align="center" fo:text-indent="0.1284in"/>
    </style:style>
    <style:style style:name="T186" style:parent-style-name="預設段落字型" style:family="text">
      <style:text-properties style:font-name="標楷體"/>
    </style:style>
    <style:style style:name="T187" style:parent-style-name="預設段落字型" style:family="text">
      <style:text-properties style:font-name="標楷體" fo:font-weight="bold" style:font-weight-asian="bold"/>
    </style:style>
    <style:style style:name="T188" style:parent-style-name="預設段落字型" style:family="text">
      <style:text-properties style:font-name="標楷體" fo:font-weight="bold" style:font-weight-asian="bold"/>
    </style:style>
    <style:style style:name="T189" style:parent-style-name="預設段落字型" style:family="text">
      <style:text-properties style:font-name="標楷體" fo:font-weight="bold" style:font-weight-asian="bold"/>
    </style:style>
    <style:style style:name="TableRow190" style:family="table-row">
      <style:table-row-properties style:min-row-height="0.8798in" style:use-optimal-row-height="false"/>
    </style:style>
    <style:style style:name="TableCell191" style:family="table-cell">
      <style:table-cell-properties fo:border-top="0.0138in solid #000000" fo:border-left="0.0312in solid #000000" fo:border-bottom="0.0138in solid #000000" fo:border-right="0.0312in solid #000000" fo:padding-top="0in" fo:padding-left="0.0194in" fo:padding-bottom="0in" fo:padding-right="0.0194in"/>
    </style:style>
    <style:style style:name="P192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/>
    </style:style>
    <style:style style:name="P193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/>
    </style:style>
    <style:style style:name="P194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/>
    </style:style>
    <style:style style:name="P195" style:parent-style-name="內文" style:family="paragraph">
      <style:paragraph-properties style:snap-to-layout-grid="false" fo:text-align="justify" style:line-height-at-least="0.1666in" fo:margin-left="0.1666in" fo:text-indent="-0.1666in">
        <style:tab-stops/>
      </style:paragraph-properties>
      <style:text-properties style:font-name="標楷體"/>
    </style:style>
    <style:style style:name="TableRow196" style:family="table-row">
      <style:table-row-properties style:min-row-height="0.3256in" style:use-optimal-row-height="false" fo:keep-together="always"/>
    </style:style>
    <style:style style:name="TableCell197" style:family="table-cell">
      <style:table-cell-properties fo:border-top="0.0138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 fo:margin-top="0.0694in" fo:margin-bottom="0.0694in"/>
      <style:text-properties style:font-name="標楷體"/>
    </style:style>
    <style:style style:name="TableCell199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 fo:margin-top="0.0694in" fo:margin-bottom="0.0694in"/>
    </style:style>
    <style:style style:name="T201" style:parent-style-name="預設段落字型" style:family="text">
      <style:text-properties style:font-name="標楷體" style:font-name-complex="標楷體"/>
    </style:style>
    <style:style style:name="TableCell202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 fo:margin-top="0.0694in" fo:margin-bottom="0.0694in"/>
      <style:text-properties style:font-name="標楷體"/>
    </style:style>
    <style:style style:name="TableCell204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margin-top="0.0694in" fo:margin-bottom="0.0694in"/>
    </style:style>
    <style:style style:name="T206" style:parent-style-name="預設段落字型" style:family="text">
      <style:text-properties style:font-name="標楷體" style:font-name-complex="標楷體"/>
    </style:style>
    <style:style style:name="TableCell207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margin-top="0.0694in" fo:margin-bottom="0.0694in"/>
      <style:text-properties style:font-name="標楷體"/>
    </style:style>
    <style:style style:name="TableCell209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margin-top="0.0694in" fo:margin-bottom="0.0694in"/>
    </style:style>
    <style:style style:name="T211" style:parent-style-name="預設段落字型" style:family="text">
      <style:text-properties style:font-name="標楷體" style:font-name-complex="標楷體"/>
    </style:style>
    <style:style style:name="TableRow212" style:family="table-row">
      <style:table-row-properties style:min-row-height="0.25in" style:use-optimal-row-height="false" fo:keep-together="always"/>
    </style:style>
    <style:style style:name="TableCell213" style:family="table-cell">
      <style:table-cell-properties fo:border-top="0.0138in solid #000000" fo:border-left="0.0312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margin-top="0.0694in" fo:margin-bottom="0.0694in"/>
      <style:text-properties style:font-name="標楷體"/>
    </style:style>
    <style:style style:name="TableCell215" style:family="table-cell">
      <style:table-cell-properties fo:border-top="0.0138in solid #000000" fo:border-left="0.0138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center" fo:margin-top="0.0694in" fo:margin-bottom="0.0694in"/>
    </style:style>
    <style:style style:name="T217" style:parent-style-name="預設段落字型" style:family="text">
      <style:text-properties style:font-name="標楷體" style:font-name-complex="標楷體"/>
    </style:style>
    <style:style style:name="TableCell218" style:family="table-cell">
      <style:table-cell-properties fo:border-top="0.0138in solid #000000" fo:border-left="0.0138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 fo:margin-top="0.0694in" fo:margin-bottom="0.0694in"/>
      <style:text-properties style:font-name="標楷體"/>
    </style:style>
    <style:style style:name="TableCell220" style:family="table-cell">
      <style:table-cell-properties fo:border-top="0.0138in solid #000000" fo:border-left="0.0138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fo:margin-top="0.0694in" fo:margin-bottom="0.0694in"/>
    </style:style>
    <style:style style:name="T222" style:parent-style-name="預設段落字型" style:family="text">
      <style:text-properties style:font-name="標楷體" style:font-name-complex="標楷體"/>
    </style:style>
    <style:style style:name="TableCell223" style:family="table-cell">
      <style:table-cell-properties fo:border-top="0.0138in solid #000000" fo:border-left="0.0138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 fo:margin-top="0.0694in" fo:margin-bottom="0.0694in"/>
      <style:text-properties style:font-name="標楷體"/>
    </style:style>
    <style:style style:name="TableCell225" style:family="table-cell">
      <style:table-cell-properties fo:border-top="0.0138in solid #000000" fo:border-left="0.0138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 fo:margin-top="0.0694in" fo:margin-bottom="0.0694in"/>
    </style:style>
    <style:style style:name="T227" style:parent-style-name="預設段落字型" style:family="text">
      <style:text-properties style:font-name="標楷體" style:font-name-complex="標楷體"/>
    </style:style>
    <style:style style:name="TableRow228" style:family="table-row">
      <style:table-row-properties style:min-row-height="0.1854in" style:use-optimal-row-height="false" fo:keep-together="always"/>
    </style:style>
    <style:style style:name="TableCell229" style:family="table-cell">
      <style:table-cell-properties fo:border-top="0.0312in solid #000000" fo:border-left="0.0312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style:snap-to-layout-grid="false" fo:text-align="center" style:line-height-at-least="0.1666in"/>
    </style:style>
    <style:style style:name="T231" style:parent-style-name="預設段落字型" style:family="text">
      <style:text-properties style:font-name="標楷體" fo:font-weight="bold" style:font-weight-asian="bold" style:font-size-complex="14pt"/>
    </style:style>
    <style:style style:name="TableRow232" style:family="table-row">
      <style:table-row-properties style:min-row-height="0.1506in" style:use-optimal-row-height="false" fo:keep-together="always"/>
    </style:style>
    <style:style style:name="TableCell233" style:family="table-cell">
      <style:table-cell-properties fo:border-top="0.0138in solid #000000" fo:border-left="0.0312in solid #000000" fo:border-bottom="0.0138in solid #000000" fo:border-right="0.0138in solid #000000" fo:padding-top="0in" fo:padding-left="0.0194in" fo:padding-bottom="0in" fo:padding-right="0.0194in"/>
    </style:style>
    <style:style style:name="P234" style:parent-style-name="內文" style:family="paragraph">
      <style:paragraph-properties fo:text-align="center" style:line-height-at-least="0.1666in"/>
      <style:text-properties style:font-name="標楷體"/>
    </style:style>
    <style:style style:name="TableCell235" style:family="table-cell">
      <style:table-cell-properties fo:border="0.0138in solid #000000" fo:padding-top="0in" fo:padding-left="0.0194in" fo:padding-bottom="0in" fo:padding-right="0.0194in"/>
    </style:style>
    <style:style style:name="P236" style:parent-style-name="內文" style:family="paragraph">
      <style:paragraph-properties fo:text-align="center" style:line-height-at-least="0.1666in"/>
      <style:text-properties style:font-name="標楷體"/>
    </style:style>
    <style:style style:name="TableCell237" style:family="table-cell">
      <style:table-cell-properties fo:border-top="0.0138in solid #000000" fo:border-left="0.0138in solid #000000" fo:border-bottom="0.0138in solid #000000" fo:border-right="0.0312in solid #000000" fo:padding-top="0in" fo:padding-left="0.0194in" fo:padding-bottom="0in" fo:padding-right="0.0194in"/>
    </style:style>
    <style:style style:name="P238" style:parent-style-name="內文" style:family="paragraph">
      <style:paragraph-properties fo:text-align="center" style:line-height-at-least="0.1666in"/>
      <style:text-properties style:font-name="標楷體"/>
    </style:style>
    <style:style style:name="TableRow239" style:family="table-row">
      <style:table-row-properties style:min-row-height="0.7333in" style:use-optimal-row-height="false" fo:keep-together="always"/>
    </style:style>
    <style:style style:name="TableCell240" style:family="table-cell">
      <style:table-cell-properties fo:border-top="0.0138in solid #000000" fo:border-left="0.0312in solid #000000" fo:border-bottom="0.0138in solid #000000" fo:border-right="0.0138in solid #000000" fo:padding-top="0in" fo:padding-left="0.0194in" fo:padding-bottom="0in" fo:padding-right="0.0194in"/>
    </style:style>
    <style:style style:name="P241" style:parent-style-name="內文" style:family="paragraph">
      <style:paragraph-properties fo:text-align="justify"/>
      <style:text-properties style:font-name="標楷體"/>
    </style:style>
    <style:style style:name="TableCell242" style:family="table-cell">
      <style:table-cell-properties fo:border="0.0138in solid #000000" fo:padding-top="0in" fo:padding-left="0.0194in" fo:padding-bottom="0in" fo:padding-right="0.0194in"/>
    </style:style>
    <style:style style:name="P243" style:parent-style-name="內文" style:family="paragraph">
      <style:paragraph-properties fo:text-align="justify"/>
      <style:text-properties style:font-name="標楷體"/>
    </style:style>
    <style:style style:name="TableCell244" style:family="table-cell">
      <style:table-cell-properties fo:border-top="0.0138in solid #000000" fo:border-left="0.0138in solid #000000" fo:border-bottom="0.0138in solid #000000" fo:border-right="0.0312in solid #000000" fo:padding-top="0in" fo:padding-left="0.0194in" fo:padding-bottom="0in" fo:padding-right="0.0194in"/>
    </style:style>
    <style:style style:name="P245" style:parent-style-name="內文" style:family="paragraph">
      <style:paragraph-properties fo:text-align="justify"/>
      <style:text-properties style:font-name="標楷體"/>
    </style:style>
    <style:style style:name="TableRow246" style:family="table-row">
      <style:table-row-properties style:min-row-height="0.109in" style:use-optimal-row-height="false" fo:keep-together="always"/>
    </style:style>
    <style:style style:name="TableCell247" style:family="table-cell">
      <style:table-cell-properties fo:border-top="0.0138in solid #000000" fo:border-left="0.0312in solid #000000" fo:border-bottom="0.0138in solid #000000" fo:border-right="0.0138in solid #000000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/>
    </style:style>
    <style:style style:name="TableCell249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/>
    </style:style>
    <style:style style:name="TableCell251" style:family="table-cell">
      <style:table-cell-properties fo:border="0.0138in solid #000000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/>
    </style:style>
    <style:style style:name="TableCell253" style:family="table-cell">
      <style:table-cell-properties fo:border-top="0.0138in solid #000000" fo:border-left="0.0138in solid #000000" fo:border-bottom="0.0138in solid #000000" fo:border-right="0.0312in solid #000000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/>
      <style:text-properties style:font-name="標楷體"/>
    </style:style>
    <style:style style:name="TableRow255" style:family="table-row">
      <style:table-row-properties style:min-row-height="1.0319in" style:use-optimal-row-height="false" fo:keep-together="always"/>
    </style:style>
    <style:style style:name="TableCell256" style:family="table-cell">
      <style:table-cell-properties fo:border-top="0.0138in solid #000000" fo:border-left="0.0312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/>
    </style:style>
    <style:style style:name="TableCell258" style:family="table-cell">
      <style:table-cell-properties fo:border-top="0.0138in solid #000000" fo:border-left="0.0138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/>
    </style:style>
    <style:style style:name="TableCell260" style:family="table-cell">
      <style:table-cell-properties fo:border-top="0.0138in solid #000000" fo:border-left="0.0138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/>
    </style:style>
    <style:style style:name="TableCell262" style:family="table-cell">
      <style:table-cell-properties fo:border-top="0.0138in solid #000000" fo:border-left="0.0138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margin-left="0.0784in" fo:margin-right="0.0784in">
        <style:tab-stops/>
      </style:paragraph-properties>
      <style:text-properties style:font-name="標楷體"/>
    </style:style>
    <style:style style:name="P264" style:parent-style-name="內文" style:family="paragraph">
      <style:paragraph-properties style:snap-to-layout-grid="false" fo:text-align="justify" fo:line-height="0.1111in"/>
      <style:text-properties style:font-name="標楷體" fo:font-size="10pt" style:font-size-asian="10pt"/>
    </style:style>
  </office:automatic-styles>
  <office:body>
    <office:text text:use-soft-page-breaks="true">
      <text:p text:style-name="P1"><text:span text:style-name="T20">國立虎尾科技大學</text:span><text:span text:style-name="T21">多媒體設計系系學會</text:span><text:span text:style-name="T22">社團活動申請表</text:span><text:span text:style-name="T23"><text:s/></text:span><text:span text:style-name="T24">申請日期</text:span><text:span text:style-name="T25">:107</text:span><text:span text:style-name="T26">年</text:span><text:span text:style-name="T27">8</text:span><text:span text:style-name="T28">月</text:span><text:span text:style-name="T29">30</text:span><text:span text:style-name="T30">日</text:span><text:span text:style-name="T31"><text:s text:c="2"/></text:span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活動編號</text:p>
          </table:table-cell>
          <table:covered-table-cell/>
          <table:table-cell table:style-name="TableCell47" table:number-columns-spanned="9">
            <text:p text:style-name="P48">活動名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2">
            <text:p text:style-name="P51"><text:span text:style-name="T52">107A-G210</text:span><text:span text:style-name="T53">2</text:span></text:p>
          </table:table-cell>
          <table:covered-table-cell/>
          <table:table-cell table:style-name="TableCell54" table:number-columns-spanned="9">
            <text:p text:style-name="P55"><text:span text:style-name="T56">期初系大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8">
            <text:p text:style-name="P59">活動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0" table:number-columns-spanned="3">
            <text:p text:style-name="P61">參加人數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8">
            <text:p text:style-name="P64"><text:span text:style-name="T65">107<text:s/></text:span><text:span text:style-name="T66">年</text:span><text:span text:style-name="T67"><text:s/>9<text:s/></text:span><text:span text:style-name="T68">月</text:span><text:span text:style-name="T69"><text:s/></text:span><text:span text:style-name="T70">14</text:span><text:span text:style-name="T71"><text:s/></text:span><text:span text:style-name="T72">日</text:span><text:span text:style-name="T73"><text:s/></text:span><text:span text:style-name="T74">9</text:span><text:span text:style-name="T75"><text:s/></text:span><text:span text:style-name="T76">時</text:span><text:span text:style-name="T77"><text:s/></text:span><text:span text:style-name="T78">00</text:span><text:span text:style-name="T79">分起</text:span><text:span text:style-name="T80"><text:s/></text:span><text:span text:style-name="T81">至</text:span><text:span text:style-name="T82"><text:s/></text:span><text:span text:style-name="T83">107<text:s/></text:span><text:span text:style-name="T84">年</text:span><text:span text:style-name="T85"><text:s/></text:span><text:span text:style-name="T86">9<text:s/></text:span><text:span text:style-name="T87">月</text:span><text:span text:style-name="T88"><text:s/></text:span><text:span text:style-name="T89">14<text:s/></text:span><text:span text:style-name="T90">日</text:span><text:span text:style-name="T91"><text:s/></text:span><text:span text:style-name="T92">14<text:s/></text:span><text:span text:style-name="T93">時</text:span><text:span text:style-name="T94"><text:s/></text:span><text:span text:style-name="T95">00</text:span><text:span text:style-name="T96">分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工作人員</text:span><text:span text:style-name="T100">15</text:span><text:span text:style-name="T101">人</text:span></text:p>
            <text:p text:style-name="P102"><text:span text:style-name="T103">其他人員</text:span><text:span text:style-name="T104">100</text:span><text:span text:style-name="T105">人</text:span></text:p>
          </table:table-cell>
          <table:covered-table-cell/>
          <table:covered-table-cell/>
        </table:table-row>
        <table:table-row table:style-name="TableRow106">
          <table:table-cell table:style-name="TableCell107" table:number-columns-spanned="2">
            <text:p text:style-name="P108">校內/校外活動地點</text:p>
          </table:table-cell>
          <table:covered-table-cell/>
          <table:table-cell table:style-name="TableCell109" table:number-columns-spanned="9">
            <text:p text:style-name="P110">校外活動地址/交通工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2">
            <text:p text:style-name="P113"><text:span text:style-name="T114">綜三館一樓階梯教室</text:span><text:span text:style-name="T115">BGC0101</text:span></text:p>
          </table:table-cell>
          <table:covered-table-cell/>
          <table:table-cell table:style-name="TableCell116" table:number-columns-spanned="9">
            <table:table table:style-name="Table117">
              <table:table-columns>
                <table:table-column table:style-name="TableColumn118"/>
                <table:table-column table:style-name="TableColumn119"/>
              </table:table-columns>
              <table:table-row table:style-name="TableRow120">
                <table:table-cell table:style-name="TableCell121">
                  <text:p text:style-name="P122">地址</text:p>
                </table:table-cell>
                <table:table-cell table:style-name="TableCell123">
                  <text:p text:style-name="P124"/>
                </table:table-cell>
              </table:table-row>
              <table:table-row table:style-name="TableRow125">
                <table:table-cell table:style-name="TableCell126">
                  <text:p text:style-name="P127">交通工具</text:p>
                </table:table-cell>
                <table:table-cell table:style-name="TableCell128">
                  <text:p text:style-name="P129">□火車□機車□步行□汽車□遊覽車/公車□其他＿＿＿</text:p>
                </table:table-cell>
              </table:table-row>
            </table:table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11">
            <text:p text:style-name="P133">校內/校外活動附件(請勾選ˇ附件，並於活動申請時一併附上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 table:number-columns-spanned="11">
            <table:table table:style-name="Table136">
              <table:table-columns>
                <table:table-column table:style-name="TableColumn137"/>
                <table:table-column table:style-name="TableColumn138"/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■活動企劃書(校內/外必備)</text:p>
                </table:table-cell>
                <table:table-cell table:style-name="TableCell144" table:number-columns-spanned="2">
                  <text:p text:style-name="P145">■參加人員清單(校內/外必備)</text:p>
                </table:table-cell>
                <table:covered-table-cell/>
                <table:table-cell table:style-name="TableCell146">
                  <text:p text:style-name="P147">■經費預算表(校內/外必備)</text:p>
                </table:table-cell>
              </table:table-row>
              <table:table-row table:style-name="TableRow148">
                <table:table-cell table:style-name="TableCell149">
                  <text:p text:style-name="P150">□場地借用單<text:s text:c="2"/></text:p>
                </table:table-cell>
                <table:table-cell table:style-name="TableCell151">
                  <text:p text:style-name="P152">□公假單</text:p>
                </table:table-cell>
                <table:table-cell table:style-name="TableCell153" table:number-columns-spanned="2">
                  <text:p text:style-name="P154"><text:span text:style-name="T155">□</text:span><text:span text:style-name="T156">其他</text:span><text:span text:style-name="T157"><text:s text:c="23"/></text:span></text:p>
                </table:table-cell>
                <table:covered-table-cell/>
              </table:table-row>
              <table:table-row table:style-name="TableRow158">
                <table:table-cell table:style-name="TableCell159">
                  <text:p text:style-name="P160">□保險清冊(校外必備)</text:p>
                </table:table-cell>
                <table:table-cell table:style-name="TableCell161" table:number-columns-spanned="3">
                  <text:p text:style-name="P162"><text:span text:style-name="T163">□</text:span><text:span text:style-name="T164">活動參加同意書</text:span><text:span text:style-name="T165">(</text:span><text:span text:style-name="T166">校外</text:span><text:span text:style-name="T167">/</text:span><text:span text:style-name="T168">寒暑假必備</text:span><text:span text:style-name="T169">)</text:span><text:span text:style-name="T170">　</text:span><text:span text:style-name="T171"><text:s text:c="5"/></text:span><text:span text:style-name="T172">&lt;</text:span><text:span text:style-name="T173">保險清冊及同意書請一併繳交</text:span><text:span text:style-name="T174">&gt;</text:span></text:p>
                </table:table-cell>
                <table:covered-table-cell/>
                <table:covered-table-cell/>
              </table:table-row>
            </table:table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11">
            <text:p text:style-name="P178">活動內容概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11">
            <text:p text:style-name="P181">本次期初系大會介紹系學會活動安排流程與學期重大事項宣布</text:p>
            <text:p text:style-name="P182">為了讓師生了解系學會安排的活動及運作，並且新生也能了解系上的資訊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11">
            <text:p text:style-name="P185"><text:span text:style-name="T186">社團自主檢核欄</text:span><text:span text:style-name="T187">(</text:span><text:span text:style-name="T188">請由活動總召勾選</text:span><text:span text:style-name="T18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11">
            <text:p text:style-name="P192">■活動辦理已注意智慧財產權相關規定，並響應智慧財產權的推動。</text:p>
            <text:p text:style-name="P193">■活動設計未有違背善良風俗及願意嚴防脫序之行為。</text:p>
            <text:p text:style-name="P194">■活動辦理未提供含酒精性飲品。</text:p>
            <text:p text:style-name="P195">■活動辦理中有無明火設備<text:s/>■無<text:s/>□有。(如有明火安排請檢附□火安計劃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>
            <text:p text:style-name="P198">總召簽章</text:p>
          </table:table-cell>
          <table:table-cell table:style-name="TableCell199" table:number-columns-spanned="2">
            <text:p text:style-name="P200"><text:span text:style-name="T201">蔡佳頴</text:span></text:p>
          </table:table-cell>
          <table:covered-table-cell/>
          <table:table-cell table:style-name="TableCell202" table:number-columns-spanned="2">
            <text:p text:style-name="P203">社長簽章</text:p>
          </table:table-cell>
          <table:covered-table-cell/>
          <table:table-cell table:style-name="TableCell204" table:number-columns-spanned="2">
            <text:p text:style-name="P205"><text:span text:style-name="T206">蔡祥和</text:span></text:p>
          </table:table-cell>
          <table:covered-table-cell/>
          <table:table-cell table:style-name="TableCell207" table:number-columns-spanned="2">
            <text:p text:style-name="P208">指導老師簽章</text:p>
          </table:table-cell>
          <table:covered-table-cell/>
          <table:table-cell table:style-name="TableCell209" table:number-columns-spanned="2">
            <text:p text:style-name="P210"><text:span text:style-name="T211">羅見順</text:span></text:p>
          </table:table-cell>
          <table:covered-table-cell/>
        </table:table-row>
        <table:table-row table:style-name="TableRow212">
          <table:table-cell table:style-name="TableCell213">
            <text:p text:style-name="P214">聯絡電話</text:p>
          </table:table-cell>
          <table:table-cell table:style-name="TableCell215" table:number-columns-spanned="2">
            <text:p text:style-name="P216"><text:span text:style-name="T217">0932973167</text:span></text:p>
          </table:table-cell>
          <table:covered-table-cell/>
          <table:table-cell table:style-name="TableCell218" table:number-columns-spanned="2">
            <text:p text:style-name="P219">聯絡電話</text:p>
          </table:table-cell>
          <table:covered-table-cell/>
          <table:table-cell table:style-name="TableCell220" table:number-columns-spanned="2">
            <text:p text:style-name="P221"><text:span text:style-name="T222">0988126528</text:span></text:p>
          </table:table-cell>
          <table:covered-table-cell/>
          <table:table-cell table:style-name="TableCell223" table:number-columns-spanned="2">
            <text:p text:style-name="P224">聯絡電話</text:p>
          </table:table-cell>
          <table:covered-table-cell/>
          <table:table-cell table:style-name="TableCell225" table:number-columns-spanned="2">
            <text:p text:style-name="P226"><text:span text:style-name="T227">0918481016</text:span></text:p>
          </table:table-cell>
          <table:covered-table-cell/>
        </table:table-row>
        <table:table-row table:style-name="TableRow228">
          <table:table-cell table:style-name="TableCell229" table:number-columns-spanned="11">
            <text:p text:style-name="P230"><text:span text:style-name="T231">＊＊活動申請表請先經學生會登錄完成後，才送課指組審核＊＊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2">
          <table:table-cell table:style-name="TableCell233" table:number-columns-spanned="6">
            <text:p text:style-name="P234">會<text:s/>簽<text:s/>單<text:s/>位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5" table:number-columns-spanned="4">
            <text:p text:style-name="P236">學生會</text:p>
          </table:table-cell>
          <table:covered-table-cell/>
          <table:covered-table-cell/>
          <table:covered-table-cell/>
          <table:table-cell table:style-name="TableCell237">
            <text:p text:style-name="P238">登錄章</text:p>
          </table:table-cell>
        </table:table-row>
        <table:table-row table:style-name="TableRow239">
          <table:table-cell table:style-name="TableCell240" table:number-columns-spanned="6">
            <text:p text:style-name="P241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42" table:number-columns-spanned="4">
            <text:p text:style-name="P243"/>
          </table:table-cell>
          <table:covered-table-cell/>
          <table:covered-table-cell/>
          <table:covered-table-cell/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 table:number-columns-spanned="4">
            <text:p text:style-name="P248">承辦員</text:p>
          </table:table-cell>
          <table:covered-table-cell/>
          <table:covered-table-cell/>
          <table:covered-table-cell/>
          <table:table-cell table:style-name="TableCell249" table:number-columns-spanned="2">
            <text:p text:style-name="P250">課指組組長</text:p>
          </table:table-cell>
          <table:covered-table-cell/>
          <table:table-cell table:style-name="TableCell251" table:number-columns-spanned="4">
            <text:p text:style-name="P252">學務長</text:p>
          </table:table-cell>
          <table:covered-table-cell/>
          <table:covered-table-cell/>
          <table:covered-table-cell/>
          <table:table-cell table:style-name="TableCell253">
            <text:p text:style-name="P254">校長</text:p>
          </table:table-cell>
        </table:table-row>
        <table:table-row table:style-name="TableRow255">
          <table:table-cell table:style-name="TableCell256" table:number-columns-spanned="4">
            <text:p text:style-name="P257"/>
          </table:table-cell>
          <table:covered-table-cell/>
          <table:covered-table-cell/>
          <table:covered-table-cell/>
          <table:table-cell table:style-name="TableCell258" table:number-columns-spanned="2">
            <text:p text:style-name="P259"/>
          </table:table-cell>
          <table:covered-table-cell/>
          <table:table-cell table:style-name="TableCell260" table:number-columns-spanned="4">
            <text:p text:style-name="P261"/>
          </table:table-cell>
          <table:covered-table-cell/>
          <table:covered-table-cell/>
          <table:covered-table-cell/>
          <table:table-cell table:style-name="TableCell262">
            <text:p text:style-name="P263"/>
          </table:table-cell>
        </table:table-row>
      </table:table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font-name-asian="標楷體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3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062in"/>
      </style:footer-style>
    </style:page-layout>
    <style:style style:name="T2" style:parent-style-name="預設段落字型" style:family="text">
      <style:text-properties style:font-name="標楷體"/>
    </style:style>
    <style:style style:name="P3" style:parent-style-name="內文" style:family="paragraph">
      <style:paragraph-properties style:snap-to-layout-grid="false" fo:text-align="justify" style:line-height-at-least="0.1666in" fo:margin-left="0.2777in" fo:text-indent="-0.2777in">
        <style:tab-stops/>
      </style:paragraph-properties>
      <style:text-properties fo:font-size="10pt" style:font-size-asian="10pt" style:font-size-complex="10pt"/>
    </style:style>
    <style:style style:name="P4" style:parent-style-name="內文" style:list-style-name="LFO1" style:family="paragraph">
      <style:paragraph-properties style:snap-to-layout-grid="false" fo:text-align="justify" style:line-height-at-least="0.1666in"/>
    </style:style>
    <style:style style:name="T5" style:parent-style-name="預設段落字型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fo:font-size="10pt" style:font-size-asian="10pt" style:font-size-complex="10pt"/>
    </style:style>
    <style:style style:name="T7" style:parent-style-name="預設段落字型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fo:font-size="10pt" style:font-size-asian="10pt" style:font-size-complex="10pt"/>
    </style:style>
    <style:style style:name="T9" style:parent-style-name="預設段落字型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fo:font-size="10pt" style:font-size-asian="10pt" style:font-size-complex="10pt"/>
    </style:style>
    <style:style style:name="T11" style:parent-style-name="預設段落字型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fo:font-size="10pt" style:font-size-asian="10pt" style:font-size-complex="10pt"/>
    </style:style>
    <style:style style:name="P13" style:parent-style-name="內文" style:list-style-name="LFO1" style:family="paragraph">
      <style:paragraph-properties style:snap-to-layout-grid="false" fo:text-align="justify" style:line-height-at-least="0.1666in"/>
      <style:text-properties fo:font-size="10pt" style:font-size-asian="10pt" style:font-size-complex="10pt"/>
    </style:style>
    <style:style style:name="P14" style:parent-style-name="內文" style:list-style-name="LFO1" style:family="paragraph">
      <style:paragraph-properties style:snap-to-layout-grid="false" fo:text-align="justify" style:line-height-at-least="0.1666in"/>
      <style:text-properties fo:font-size="10pt" style:font-size-asian="10pt" style:font-size-complex="10pt"/>
    </style:style>
    <style:style style:name="P15" style:parent-style-name="頁尾" style:family="paragraph">
      <style:paragraph-properties fo:text-align="end"/>
    </style:style>
    <style:style style:name="T16" style:parent-style-name="預設段落字型" style:family="text">
      <style:text-properties fo:color="#262626" fo:font-size="8pt" style:font-size-asian="8pt"/>
    </style:style>
    <style:style style:name="T17" style:parent-style-name="預設段落字型" style:family="text">
      <style:text-properties fo:font-size="8pt" style:font-size-asian="8pt"/>
    </style:style>
    <style:style style:name="T18" style:parent-style-name="預設段落字型" style:family="text">
      <style:text-properties fo:font-size="8pt" style:font-size-asian="8pt"/>
    </style:style>
    <style:style style:name="T19" style:parent-style-name="預設段落字型" style:family="text">
      <style:text-properties fo:font-size="8pt" style:font-size-asian="8pt"/>
    </style:style>
  </office:automatic-styles>
  <office:master-styles>
    <style:master-page style:name="MP0" style:page-layout-name="PL0">
      <style:header>
        <text:p text:style-name="頁首">專案活動類別：<text:span text:style-name="T2">□服務□跨校□品德□校慶/畢業□教優/帶動□其他：＿＿＿＿＿＿＿＿</text:span></text:p>
      </style:header>
      <style:footer>
        <text:p text:style-name="P3">註：</text:p>
        <text:list text:style-name="LFO1" text:continue-numbering="true">
          <text:list-item>
            <text:p text:style-name="P4"><text:span text:style-name="T5">校內活動</text:span><text:span text:style-name="T6">申請需於</text:span><text:span text:style-name="T7">活動前十天完成</text:span><text:span text:style-name="T8">，</text:span><text:span text:style-name="T9">校外活動</text:span><text:span text:style-name="T10">申請需於</text:span><text:span text:style-name="T11">活動前十五天完成</text:span><text:span text:style-name="T12">。</text:span></text:p>
          </text:list-item>
          <text:list-item>
            <text:p text:style-name="P13">活動編號格式例：106A-L0102，其中之106A(或B)表示106學年度上(或下)學期、L01表示社團代碼、02表示該社團第二個申請的活動。</text:p>
          </text:list-item>
          <text:list-item>
            <text:p text:style-name="P14">活動結束後，一週之內必須完成活動成果表與電子報繳交，學校補助者同時限辦理核銷。</text:p>
          </text:list-item>
        </text:list>
        <text:p text:style-name="P15"><text:span text:style-name="T16"><text:s/></text:span><text:span text:style-name="T17"><text:s text:c="82"/>(2017.09.06</text:span><text:span text:style-name="T18">更新</text:span><text:span text:style-name="T19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國立虎尾科技大學           社團活動申請表    年   月   日</dc:title>
    <dc:subject/>
    <meta:initial-creator>.</meta:initial-creator>
    <dc:creator>USER</dc:creator>
    <meta:creation-date>2018-01-30T00:54:00Z</meta:creation-date>
    <dc:date>2018-09-01T13:24:00Z</dc:date>
    <meta:print-date>2015-12-16T06:31:00Z</meta:print-date>
    <meta:template xlink:href="Normal" xlink:type="simple"/>
    <meta:editing-cycles>9</meta:editing-cycles>
    <meta:editing-duration>PT1200S</meta:editing-duration>
    <meta:document-statistic meta:page-count="1" meta:paragraph-count="1" meta:word-count="113" meta:character-count="757" meta:row-count="5" meta:non-whitespace-character-count="645"/>
  </office:meta>
</office:document-meta>
</file>